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Pictures/10000000000001D2000001D5087CB5143D19B92B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abfec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ecbcb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61">
      <style:table-cell-properties fo:background-color="#dddddd"/>
    </style:style>
    <style:style style:name="ce6" style:family="table-cell" style:parent-style-name="Default" style:data-style-name="N112">
      <style:table-cell-properties fo:background-color="#dddddd"/>
    </style:style>
    <style:style style:name="ce7" style:family="table-cell" style:parent-style-name="Default" style:data-style-name="N2">
      <style:table-cell-properties fo:background-color="#abfec3"/>
    </style:style>
    <style:style style:name="ce8" style:family="table-cell" style:parent-style-name="Default" style:data-style-name="N1">
      <style:table-cell-properties fo:background-color="#abfec3"/>
    </style:style>
    <style:style style:name="ce9" style:family="table-cell" style:parent-style-name="Default" style:data-style-name="N2">
      <style:table-cell-properties fo:background-color="#fecbcb"/>
      <style:text-properties fo:font-size="20pt" style:font-size-asian="20pt" style:font-size-complex="20pt"/>
    </style:style>
    <style:style style:name="ce10" style:family="table-cell" style:parent-style-name="Default" style:data-style-name="N115">
      <style:table-cell-properties fo:background-color="#fecbcb"/>
      <style:text-properties fo:font-size="20pt" style:font-size-asian="20pt" style:font-size-complex="20pt"/>
    </style:style>
    <style:style style:name="ce11" style:family="table-cell" style:parent-style-name="Default" style:data-style-name="N2"/>
    <style:style style:name="ce12" style:family="table-cell" style:parent-style-name="Default" style:data-style-name="N112">
      <style:table-cell-properties fo:background-color="#dddddd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15"/>
    <style:style style:name="ce14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abfec3" style:text-align-source="fix" style:repeat-content="false"/>
      <style:paragraph-properties fo:text-align="end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hipsi" table:style-name="ta1">
        <table:shapes>
          <draw:frame draw:z-index="0" draw:style-name="gr1" draw:text-style-name="P1" svg:width="173.28mm" svg:height="152.73mm" svg:x="0.03mm" svg:y="68.49mm">
            <loext:p draw:notify-on-update-of-ranges="phipsi.B16:phipsi.B19 phipsi.C16:phipsi.C19 phipsi.B20:phipsi.B21 phipsi.C20:phipsi.C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units</text:p>
          </table:table-cell>
          <table:table-cell/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units</text:p>
          </table:table-cell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number-columns-repeated="2" table:style-name="ce5" office:value-type="float" office:value="0.000005" calcext:value-type="float">
            <text:p>5.00E-06</text:p>
          </table:table-cell>
          <table:table-cell table:style-name="ce14" office:value-type="string" calcext:value-type="string">
            <text:p>m^2 s^-1</text:p>
          </table:table-cell>
          <table:table-cell/>
          <table:table-cell table:style-name="ce1" office:value-type="string" calcext:value-type="string">
            <text:p>nu</text:p>
          </table:table-cell>
          <table:table-cell table:number-columns-repeated="2" table:style-name="ce5" office:value-type="float" office:value="0.000005" calcext:value-type="float">
            <text:p>5.00E-06</text:p>
          </table:table-cell>
          <table:table-cell table:style-name="ce14" office:value-type="string" calcext:value-type="string">
            <text:p>m^2 s^-1</text:p>
          </table:table-cell>
        </table:table-row>
        <table:table-row table:style-name="ro1">
          <table:table-cell table:style-name="ce1" office:value-type="string" calcext:value-type="string">
            <text:p>epsilon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" office:value-type="float" office:value="0.00027" calcext:value-type="float">
            <text:p>2.70E-04</text:p>
          </table:table-cell>
          <table:table-cell table:style-name="ce14" office:value-type="string" calcext:value-type="string">
            <text:p>m^2 s^-3</text:p>
          </table:table-cell>
          <table:table-cell/>
          <table:table-cell table:style-name="ce1" office:value-type="string" calcext:value-type="string">
            <text:p>epsilon</text:p>
          </table:table-cell>
          <table:table-cell table:style-name="ce5" office:value-type="float" office:value="0.0000148" calcext:value-type="float">
            <text:p>1.48E-05</text:p>
          </table:table-cell>
          <table:table-cell table:style-name="ce5" office:value-type="float" office:value="0.000281" calcext:value-type="float">
            <text:p>2.81E-04</text:p>
          </table:table-cell>
          <table:table-cell table:style-name="ce14" office:value-type="string" calcext:value-type="string">
            <text:p>m^2 s^-3</text:p>
          </table:table-cell>
        </table:table-row>
        <table:table-row table:style-name="ro1">
          <table:table-cell table:style-name="ce2"/>
          <table:table-cell table:style-name="ce5" table:number-columns-repeated="2"/>
          <table:table-cell table:style-name="ce14"/>
          <table:table-cell/>
          <table:table-cell table:style-name="ce2"/>
          <table:table-cell table:style-name="ce5" office:value-type="float" office:value="0.0001" calcext:value-type="float">
            <text:p>1.00E-04</text:p>
          </table:table-cell>
          <table:table-cell table:style-name="ce5" office:value-type="float" office:value="0.00027" calcext:value-type="float">
            <text:p>2.70E-04</text:p>
          </table:table-cell>
          <table:table-cell table:style-name="ce14"/>
        </table:table-row>
        <table:table-row table:style-name="ro1">
          <table:table-cell table:style-name="ce1" office:value-type="string" calcext:value-type="string">
            <text:p>eta</text:p>
          </table:table-cell>
          <table:table-cell table:style-name="ce6" table:formula="of:=POWER(POWER([.B2];3)/[.C3];0.25)*1000" office:value-type="float" office:value="0.824872000639961" calcext:value-type="float">
            <text:p>0.8249</text:p>
          </table:table-cell>
          <table:table-cell table:style-name="ce6" table:formula="of:=POWER(POWER([.C2];3)/[.B3];0.25)*1000" office:value-type="float" office:value="1.05737126344056" calcext:value-type="float">
            <text:p>1.0574</text:p>
          </table:table-cell>
          <table:table-cell table:style-name="ce14" office:value-type="string" calcext:value-type="string">
            <text:p>mm</text:p>
          </table:table-cell>
          <table:table-cell/>
          <table:table-cell table:style-name="ce1" office:value-type="string" calcext:value-type="string">
            <text:p>L_K (=eta)</text:p>
          </table:table-cell>
          <table:table-cell table:style-name="ce6" table:formula="of:=POWER(POWER([.G2];3)/[.H3];0.25)*1000000" office:value-type="float" office:value="816.678125481674" calcext:value-type="float">
            <text:p>816.6781</text:p>
          </table:table-cell>
          <table:table-cell table:style-name="ce6" table:formula="of:=POWER(POWER([.H2];3)/[.G3];0.25)*1000000" office:value-type="float" office:value="1704.75539846498" calcext:value-type="float">
            <text:p>1704.7554</text:p>
          </table:table-cell>
          <table:table-cell table:style-name="ce14" office:value-type="string" calcext:value-type="string">
            <text:p>um</text:p>
          </table:table-cell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style-name="ce6" table:formula="of:=POWER([.B3]/[.C2];0.5)" office:value-type="float" office:value="4.47213595499958" calcext:value-type="float">
            <text:p>4.4721</text:p>
          </table:table-cell>
          <table:table-cell table:style-name="ce12" table:formula="of:=POWER([.C3]/[.B2];0.5)" office:value-type="float" office:value="7.34846922834953" calcext:value-type="float">
            <text:p>7.3485</text:p>
          </table:table-cell>
          <table:table-cell table:style-name="ce14" office:value-type="string" calcext:value-type="string">
            <text:p>s</text:p>
          </table:table-cell>
          <table:table-cell/>
          <table:table-cell table:style-name="ce1" office:value-type="string" calcext:value-type="string">
            <text:p>L_B</text:p>
          </table:table-cell>
          <table:table-cell table:style-name="ce12" table:formula="of:=POWER(POWER([.G8];2)*[.$G$2]/[.$H$3]; 0.25)*1000000" office:value-type="float" office:value="13.6656388427059" calcext:value-type="float">
            <text:p>13.6656</text:p>
          </table:table-cell>
          <table:table-cell table:style-name="ce12" table:formula="of:=POWER(POWER([.G8];2)*[.$H$2]/[.$G$3]; 0.25)*1000000" office:value-type="float" office:value="28.5260139382763" calcext:value-type="float">
            <text:p>28.5260</text:p>
          </table:table-cell>
          <table:table-cell table:style-name="ce14" office:value-type="string" calcext:value-type="string">
            <text:p>u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float" office:value="0.023" calcext:value-type="float">
            <text:p>0.02</text:p>
          </table:table-cell>
          <table:table-cell table:style-name="ce7" office:value-type="float" office:value="1.3" calcext:value-type="float">
            <text:p>1.30</text:p>
          </table:table-cell>
          <table:table-cell table:style-name="ce16" office:value-type="string" calcext:value-type="string">
            <text:p>s^-1</text:p>
          </table:table-cell>
          <table:table-cell/>
          <table:table-cell table:style-name="ce17" office:value-type="string" calcext:value-type="string">
            <text:p>k</text:p>
          </table:table-cell>
          <table:table-cell table:style-name="ce18" office:value-type="float" office:value="0.0000000014" calcext:value-type="float">
            <text:p>1.40E-09</text:p>
          </table:table-cell>
          <table:table-cell office:value-type="string" calcext:value-type="string">
            <text:p>m^2 s^-1</text:p>
          </table:table-cell>
          <table:table-cell office:value-type="string" calcext:value-type="string">
            <text:p>(for NO3- according to Siegel)</text:p>
          </table:table-cell>
        </table:table-row>
        <table:table-row table:style-name="ro1">
          <table:table-cell table:style-name="ce3" office:value-type="string" calcext:value-type="string">
            <text:p>Vswim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35000" calcext:value-type="float">
            <text:p>35000</text:p>
          </table:table-cell>
          <table:table-cell table:style-name="ce16" office:value-type="string" calcext:value-type="string">
            <text:p>um s^-1</text:p>
          </table:table-cell>
          <table:table-cell table:number-columns-repeated="2"/>
          <table:table-cell table:style-name="ce18" office:value-type="float" office:value="0.000004" calcext:value-type="float">
            <text:p>4.00E-06</text:p>
          </table:table-cell>
          <table:table-cell office:value-type="string" calcext:value-type="string">
            <text:p>m^2 s^-1</text:p>
          </table:table-cell>
          <table:table-cell office:value-type="string" calcext:value-type="string">
            <text:p>(for water in Maarten sim123)</text:p>
          </table:table-cell>
        </table:table-row>
        <table:table-row table:style-name="ro1">
          <table:table-cell table:number-columns-repeated="6"/>
          <table:table-cell table:style-name="ce17" table:number-columns-repeated="3"/>
        </table:table-row>
        <table:table-row table:style-name="ro2">
          <table:table-cell table:style-name="ce4" office:value-type="string" calcext:value-type="string">
            <text:p>PSI</text:p>
          </table:table-cell>
          <table:table-cell table:style-name="ce9" table:formula="of:=[.B8]*[.B6]" office:value-type="float" office:value="0.10285912696499" calcext:value-type="float">
            <text:p>0.10</text:p>
          </table:table-cell>
          <table:table-cell table:style-name="ce9" table:formula="of:=[.C8]*[.C6]" office:value-type="float" office:value="9.5530099968544" calcext:value-type="float">
            <text:p>9.55</text:p>
          </table:table-cell>
          <table:table-cell table:number-columns-repeated="2"/>
          <table:table-cell table:style-name="ce17" office:value-type="string" calcext:value-type="string">
            <text:p>L_B</text:p>
          </table:table-cell>
          <table:table-cell table:formula="of:=POWER(POWER([.G8];2)*[.$G$2]/[.$H$3]; 0.25)" office:value-type="float" office:value="0.0000136656388427059" calcext:value-type="float">
            <text:p>1.36656388427059E-05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PHI</text:p>
          </table:table-cell>
          <table:table-cell table:style-name="ce10" table:formula="of:=[.B9]/(1000*[.C5]*[.C6])" office:value-type="float" office:value="0.102959305358957" calcext:value-type="float">
            <text:p>0.10296</text:p>
          </table:table-cell>
          <table:table-cell table:style-name="ce10" table:formula="of:=[.C9]/(1000*[.B5]*[.B6])" office:value-type="float" office:value="9.48782103790337" calcext:value-type="float">
            <text:p>9.48782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x0y0</text:p>
          </table:table-cell>
          <table:table-cell table:style-name="ce11" table:formula="of:=[.B11]" office:value-type="float" office:value="0.10285912696499" calcext:value-type="float">
            <text:p>0.10</text:p>
          </table:table-cell>
          <table:table-cell table:style-name="ce13" table:formula="of:=[.B12]" office:value-type="float" office:value="0.102959305358957" calcext:value-type="float">
            <text:p>0.10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y0</text:p>
          </table:table-cell>
          <table:table-cell table:style-name="ce11" table:formula="of:=[.C11]" office:value-type="float" office:value="9.5530099968544" calcext:value-type="float">
            <text:p>9.55</text:p>
          </table:table-cell>
          <table:table-cell table:style-name="ce13" table:formula="of:=[.B12]" office:value-type="float" office:value="0.102959305358957" calcext:value-type="float">
            <text:p>0.10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y1</text:p>
          </table:table-cell>
          <table:table-cell table:style-name="ce11" table:formula="of:=[.C11]" office:value-type="float" office:value="9.5530099968544" calcext:value-type="float">
            <text:p>9.55</text:p>
          </table:table-cell>
          <table:table-cell table:style-name="ce13" table:formula="of:=[.C12]" office:value-type="float" office:value="9.48782103790337" calcext:value-type="float">
            <text:p>9.48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0y1</text:p>
          </table:table-cell>
          <table:table-cell table:style-name="ce11" table:formula="of:=[.B11]" office:value-type="float" office:value="0.10285912696499" calcext:value-type="float">
            <text:p>0.10</text:p>
          </table:table-cell>
          <table:table-cell table:style-name="ce13" table:formula="of:=[.C12]" office:value-type="float" office:value="9.48782103790337" calcext:value-type="float">
            <text:p>9.48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seline0</text:p>
          </table:table-cell>
          <table:table-cell table:style-name="ce11" table:formula="of:=[.B16]" office:value-type="float" office:value="0.10285912696499" calcext:value-type="float">
            <text:p>0.10</text:p>
          </table:table-cell>
          <table:table-cell table:style-name="ce13" table:formula="of:=[.C16]" office:value-type="float" office:value="0.102959305358957" calcext:value-type="float">
            <text:p>0.10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seline1</text:p>
          </table:table-cell>
          <table:table-cell table:style-name="ce11" table:formula="of:=[.B19]" office:value-type="float" office:value="0.10285912696499" calcext:value-type="float">
            <text:p>0.10</text:p>
          </table:table-cell>
          <table:table-cell table:style-name="ce13" table:formula="of:=[.C19]" office:value-type="float" office:value="9.48782103790337" calcext:value-type="float">
            <text:p>9.48782</text:p>
          </table:table-cell>
          <table:table-cell table:number-columns-repeated="6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0/00/0000</text:date>, <text:time style:data-style-name="N2" text:time-value="12:34:10.239977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1T12:43:00.486163318</dc:date>
    <meta:editing-duration>PT1H53M58S</meta:editing-duration>
    <meta:editing-cycles>7</meta:editing-cycles>
    <meta:generator>LibreOffice/5.1.6.2$Linux_X86_64 LibreOffice_project/10m0$Build-2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3">
      <style:chart-properties chart:display-label="true" chart:logarithmic="true" chart:minimum="0.1" chart:maximum="1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3">
      <style:chart-properties chart:symbol-type="none" chart:link-data-style-to-source="true"/>
      <style:graphic-properties draw:stroke="dash" draw:stroke-dash="Ultrafine_20_Dotted_20__28_var_29_" svg:stroke-width="0.1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13">
      <style:chart-properties chart:symbol-type="none" chart:link-data-style-to-source="true"/>
      <style:graphic-properties draw:stroke="dash" draw:stroke-dash="Ultrafine_20_Dotted_20__28_var_29_"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bitmap" draw:fill-color="#e6e6e6" draw:fill-image-name="phipsi" style:repeat="stretch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29cm" svg:height="15.274cm" xlink:href=".." xlink:type="simple" chart:class="chart:scatter" chart:style-name="ch1">
        <chart:title svg:x="6.742cm" svg:y="0.441cm" chart:style-name="ch2">
          <text:p>PHASE DIAGRAM</text:p>
        </chart:title>
        <chart:plot-area chart:style-name="ch3" table:cell-range-address="phipsi.B16:phipsi.C19 phipsi.C20:phipsi.C21" chart:data-source-has-labels="row" svg:x="1.357cm" svg:y="1.525cm" svg:width="15.626cm" svg:height="12.463cm">
          <chartooo:coordinate-region svg:x="2.269cm" svg:y="1.724cm" svg:width="14.382cm" svg:height="11.617cm"/>
          <chart:axis chart:dimension="x" chart:name="primary-x" chart:style-name="ch4">
            <chart:title svg:x="8.861cm" svg:y="14.293cm" chart:style-name="ch5">
              <text:p>PSI</text:p>
            </chart:title>
            <chart:grid chart:style-name="ch6" chart:class="major"/>
          </chart:axis>
          <chart:axis chart:dimension="y" chart:name="primary-y" chart:style-name="ch4">
            <chart:title svg:x="0.451cm" svg:y="8.078cm" chart:style-name="ch7">
              <text:p>PHI</text:p>
            </chart:title>
            <chart:grid chart:style-name="ch6" chart:class="major"/>
          </chart:axis>
          <chart:series chart:style-name="ch8" chart:values-cell-range-address="phipsi.C16:phipsi.C19" chart:class="chart:scatter">
            <chart:domain table:cell-range-address="phipsi.B16:phipsi.B19"/>
            <chart:data-point chart:repeated="2"/>
            <chart:data-point chart:style-name="ch9"/>
            <chart:data-point/>
          </chart:series>
          <chart:series chart:style-name="ch10" chart:values-cell-range-address="phipsi.C20:phipsi.C21" loext:label-string="closeline" chart:class="chart:scatter">
            <chart:domain table:cell-range-address="phipsi.B20:phipsi.B21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lose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285912696499">
                <text:p>0.10285912696499</text:p>
                <draw:g>
                  <svg:desc>phipsi.B16:phipsi.B19</svg:desc>
                </draw:g>
              </table:table-cell>
              <table:table-cell office:value-type="float" office:value="0.102959305358957">
                <text:p>0.102959305358957</text:p>
                <draw:g>
                  <svg:desc>phipsi.C16:phipsi.C19</svg:desc>
                </draw:g>
              </table:table-cell>
              <table:table-cell office:value-type="float" office:value="0.10285912696499">
                <text:p>0.10285912696499</text:p>
                <draw:g>
                  <svg:desc>phipsi.B20:phipsi.B21</svg:desc>
                </draw:g>
              </table:table-cell>
              <table:table-cell office:value-type="float" office:value="0.102959305358957">
                <text:p>0.102959305358957</text:p>
                <draw:g>
                  <svg:desc>phipsi.C20:phipsi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530099968544">
                <text:p>9.5530099968544</text:p>
              </table:table-cell>
              <table:table-cell office:value-type="float" office:value="0.102959305358957">
                <text:p>0.102959305358957</text:p>
              </table:table-cell>
              <table:table-cell office:value-type="float" office:value="0.10285912696499">
                <text:p>0.10285912696499</text:p>
              </table:table-cell>
              <table:table-cell office:value-type="float" office:value="9.48782103790337">
                <text:p>9.48782103790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530099968544">
                <text:p>9.5530099968544</text:p>
              </table:table-cell>
              <table:table-cell office:value-type="float" office:value="9.48782103790337">
                <text:p>9.4878210379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85912696499">
                <text:p>0.10285912696499</text:p>
              </table:table-cell>
              <table:table-cell office:value-type="float" office:value="9.48782103790337">
                <text:p>9.4878210379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phipsi" xlink:href="Pictures/10000000000001D2000001D5087CB5143D19B92B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